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ow To run : </text:p>
      <text:p text:style-name="P1"/>
      <text:p text:style-name="P1">Before running a program make sure that you have last version of CUDA. </text:p>
      <text:p text:style-name="P1"/>
      <text:p text:style-name="P1">All files with extension ‘.cu’ can be run using : ‘nvcc’ command</text:p>
      <text:p text:style-name="P1"/>
      <text:p text:style-name="P1">This code was tested on :</text:p>
      <text:p text:style-name="P1"><text:tab/>- NVIDIA 980 with CUDA 7.5</text:p>
      <text:p text:style-name="P1"><text:tab/></text:p>
      <text:p text:style-name="P1">Additional Requirments:</text:p>
      <text:p text:style-name="P1"><text:tab/>- Thrust version &gt; 1.8</text:p>
      <text:p text:style-name="P1"/>
      <text:p text:style-name="P1">To test your version of Thrust library run </text:p>
      <text:p text:style-name="P2">test_thrust.cu <text:s/>and <text:s/>thrust_version.cu </text:p>
      <text:p text:style-name="P2"/>
      <text:p text:style-name="P2">After you make sure that you met all requirements run device_test.cu to know specific properties of your GPU card, change BLOCK_SIZE in ‘header.h’ file accordingly. </text:p>
      <text:p text:style-name="P2"/>
      <text:p text:style-name="P2">First off all L-opacity framework requires a normalised graph in edge list format. </text:p>
      <text:p text:style-name="P2">Normalised version of a graph can be received after executing file_norm.cpp.</text:p>
      <text:p text:style-name="P2"/>
      <text:p text:style-name="P2">Run:</text:p>
      <text:p text:style-name="P2"><text:tab/>file_norm.cpp your_graph.txt norm_graph.txt</text:p>
      <text:p text:style-name="P2"/>
      <text:p text:style-name="P2">After you received a normalised version of a graph you should copy all data from norm_graph.txt to graph.txt and Wiki-Vote.txt. </text:p>
      <text:p text:style-name="P2"/>
      <text:p text:style-name="P2">To execute L-Traversal algorithm:</text:p>
      <text:p text:style-name="P2"><text:tab/>to compile: nvcc graphs.cu -o graphs</text:p>
      <text:p text:style-name="P2"><text:tab/>to run: ./graphs <text:s text:c="2"/>L_value <text:s/>theta_threshold. </text:p>
      <text:p text:style-name="P2">To execute L-FW algorithm:</text:p>
      <text:p text:style-name="P2"><text:tab/>to compile: nvcc apsp.cu -o apsp</text:p>
      <text:p text:style-name="P2"><text:tab/>to run: ./apsp <text:s text:c="2"/>number_vertex <text:s/>L_value. </text:p>
      <text:p text:style-name="P2"/>
      <text:p text:style-name="P1">This folder contains all source code for L - opacity framework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1</meta:generator>
  </office:meta>
</office:document-meta>
</file>